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75in" fo:text-indent="0in" style:auto-text-indent="false" fo:padding-left="0.0555in" fo:padding-right="0.0555in" fo:padding-top="0.0138in" fo:padding-bottom="0.0138in" fo:border="0.74pt solid #000000"/>
      <style:text-properties fo:color="#000000" style:font-name="Times New Roman" fo:font-size="11pt" style:font-size-asian="11pt" style:font-name-complex="Times New Roman"/>
    </style:style>
    <style:style style:name="P2" style:family="paragraph" style:parent-style-name="Text_20_body" style:list-style-name="WW8Num15">
      <style:paragraph-properties fo:margin-left="0.75in" fo:margin-right="0.75in" fo:text-indent="-0.25in" style:auto-text-indent="false" fo:padding-left="0.0555in" fo:padding-right="0.0555in" fo:padding-top="0.0138in" fo:padding-bottom="0.0138in" fo:border="0.74pt solid #000000"/>
    </style:style>
    <style:style style:name="P3" style:family="paragraph" style:parent-style-name="Normal_20__28_Web_29_">
      <style:text-properties style:font-name="Arial" style:font-name-complex="Arial"/>
    </style:style>
    <style:style style:name="P4" style:family="paragraph" style:parent-style-name="Normal_20__28_Web_29_">
      <style:paragraph-properties fo:background-color="#ffffff">
        <style:background-image/>
      </style:paragraph-properties>
    </style:style>
    <style:style style:name="P5" style:family="paragraph" style:parent-style-name="Footer">
      <style:paragraph-properties>
        <style:tab-stops>
          <style:tab-stop style:position="0.5in"/>
          <style:tab-stop style:position="3in" style:type="center"/>
          <style:tab-stop style:position="6in" style:type="right"/>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style:text-autospace="none"/>
    </style:style>
    <style:style style:name="P9" style:family="paragraph" style:parent-style-name="Standard">
      <style:text-properties fo:color="#000000"/>
    </style:style>
    <style:style style:name="P10" style:family="paragraph" style:parent-style-name="Standard">
      <style:paragraph-properties style:text-autospace="none"/>
      <style:text-properties fo:color="#000000" style:font-name="Meta-Normal" fo:font-size="9pt" style:font-size-asian="9pt" style:font-name-complex="Meta-Normal" style:font-size-complex="9pt"/>
    </style:style>
    <style:style style:name="P11" style:family="paragraph" style:parent-style-name="Standard">
      <style:paragraph-properties style:text-autospace="none"/>
      <style:text-properties fo:color="#000000"/>
    </style:style>
    <style:style style:name="P12" style:family="paragraph" style:parent-style-name="Standard">
      <style:text-properties fo:font-size="10pt" style:font-size-asian="10pt"/>
    </style:style>
    <style:style style:name="P13" style:family="paragraph" style:parent-style-name="Standard" style:list-style-name="WW8Num7"/>
    <style:style style:name="P14" style:family="paragraph" style:parent-style-name="Standard">
      <style:text-properties fo:font-style="italic" fo:font-weight="bold" style:font-style-asian="italic" style:font-weight-asian="bold"/>
    </style:style>
    <style:style style:name="P15" style:family="paragraph" style:parent-style-name="Standard">
      <style:paragraph-properties style:text-autospace="none"/>
      <style:text-properties fo:font-style="italic" style:font-style-asian="italic" style:font-style-complex="italic"/>
    </style:style>
    <style:style style:name="P16" style:family="paragraph" style:parent-style-name="Standard" style:list-style-name="WW8Num13"/>
    <style:style style:name="P17" style:family="paragraph" style:parent-style-name="Standard">
      <style:paragraph-properties>
        <style:tab-stops>
          <style:tab-stop style:position="6.1252in"/>
        </style:tab-stops>
      </style:paragraph-properties>
    </style:style>
    <style:style style:name="P18" style:family="paragraph" style:parent-style-name="Standard" style:list-style-name="WW8Num5"/>
    <style:style style:name="P19" style:family="paragraph" style:parent-style-name="Standard" style:list-style-name="WW8Num16"/>
    <style:style style:name="P20" style:family="paragraph" style:parent-style-name="Standard" style:list-style-name="WW8Num12"/>
    <style:style style:name="P21" style:family="paragraph" style:parent-style-name="Standard">
      <style:paragraph-properties fo:margin-top="0.1945in" fo:margin-bottom="0.1945in" style:contextual-spacing="false"/>
    </style:style>
    <style:style style:name="P22" style:family="paragraph" style:parent-style-name="Standard">
      <style:paragraph-properties fo:margin-top="0.1945in" fo:margin-bottom="0.1945in" style:contextual-spacing="false"/>
      <style:text-properties fo:color="#000000"/>
    </style:style>
    <style:style style:name="P23" style:family="paragraph" style:parent-style-name="Standard">
      <style:paragraph-properties fo:margin-left="0.5in" fo:margin-right="0in" fo:margin-top="0.1945in" fo:margin-bottom="0.1945in" style:contextual-spacing="false" fo:text-indent="-0.5in" style:auto-text-indent="false"/>
    </style:style>
    <style:style style:name="P24" style:family="paragraph" style:parent-style-name="Standard">
      <style:paragraph-properties fo:margin-left="0.5in" fo:margin-right="0in" fo:text-indent="-0.5in" style:auto-text-indent="false"/>
    </style:style>
    <style:style style:name="P25" style:family="paragraph" style:parent-style-name="Standard">
      <style:paragraph-properties fo:margin-left="0.5in" fo:margin-right="0in" fo:text-indent="-0.5in" style:auto-text-indent="false"/>
      <style:text-properties fo:color="#000000"/>
    </style:style>
    <style:style style:name="P26" style:family="paragraph" style:parent-style-name="Standard">
      <style:paragraph-properties fo:margin-left="0.5in" fo:margin-right="0in" fo:text-indent="-0.5in" style:auto-text-indent="false">
        <style:tab-stops>
          <style:tab-stop style:position="0.8335in"/>
          <style:tab-stop style:position="4.0311in"/>
        </style:tab-stops>
      </style:paragraph-properties>
    </style:style>
    <style:style style:name="P27" style:family="paragraph" style:parent-style-name="Standard">
      <style:paragraph-properties fo:margin-left="0.5in" fo:margin-right="0in" fo:text-indent="-0.5in" style:auto-text-indent="false" style:text-autospace="none"/>
    </style:style>
    <style:style style:name="P28" style:family="paragraph" style:parent-style-name="Standard">
      <style:paragraph-properties fo:margin-left="0.3752in" fo:margin-right="0in" fo:text-indent="-0.3752in" style:auto-text-indent="false"/>
    </style:style>
    <style:style style:name="P29" style:family="paragraph" style:parent-style-name="Standard">
      <style:paragraph-properties fo:break-before="page" style:text-autospace="none"/>
      <style:text-properties fo:font-weight="bold" style:font-weight-asian="bold" style:font-weight-complex="bold"/>
    </style:style>
    <style:style style:name="P30" style:family="paragraph" style:parent-style-name="Standard">
      <style:paragraph-properties fo:break-before="page"/>
      <style:text-properties fo:font-size="18pt" fo:font-weight="bold" style:font-size-asian="18pt" style:font-weight-asian="bold" style:font-size-complex="18pt"/>
    </style:style>
    <style:style style:name="P31" style:family="paragraph" style:parent-style-name="Standard">
      <style:paragraph-properties fo:margin-left="0.5in" fo:margin-right="0in" fo:text-indent="-0.25in" style:auto-text-indent="false"/>
    </style:style>
    <style:style style:name="P32" style:family="paragraph" style:parent-style-name="Standard" style:list-style-name="WW8Num3">
      <style:paragraph-properties fo:margin-left="1in" fo:margin-right="0in" fo:margin-top="0in" fo:margin-bottom="0in" style:contextual-spacing="false" fo:text-indent="-0.25in" style:auto-text-indent="false"/>
    </style:style>
    <style:style style:name="P33" style:family="paragraph" style:parent-style-name="Standard" style:list-style-name="WW8Num2">
      <style:paragraph-properties fo:margin-left="1in" fo:margin-right="0in" fo:margin-top="0in" fo:margin-bottom="0in" style:contextual-spacing="false" fo:text-indent="-0.25in" style:auto-text-indent="false"/>
    </style:style>
    <style:style style:name="P34" style:family="paragraph" style:parent-style-name="Standard" style:list-style-name="WW8Num3">
      <style:paragraph-properties fo:margin-left="1in" fo:margin-right="0in" fo:margin-top="0in" fo:margin-bottom="0.1945in" style:contextual-spacing="false" fo:text-indent="-0.25in" style:auto-text-indent="false"/>
    </style:style>
    <style:style style:name="P35" style:family="paragraph" style:parent-style-name="Standard" style:list-style-name="WW8Num2">
      <style:paragraph-properties fo:margin-left="1in" fo:margin-right="0in" fo:margin-top="0in" fo:margin-bottom="0.1945in" style:contextual-spacing="false" fo:text-indent="-0.25in" style:auto-text-indent="false"/>
    </style:style>
    <style:style style:name="P36" style:family="paragraph" style:parent-style-name="Standard">
      <style:paragraph-properties fo:margin-left="1.4591in" fo:margin-right="0in" fo:text-indent="0in" style:auto-text-indent="false"/>
      <style:text-properties fo:font-weight="bold" style:font-weight-asian="bold"/>
    </style:style>
    <style:style style:name="P37" style:family="paragraph" style:parent-style-name="Standard" style:list-style-name="WW8Num15">
      <style:paragraph-properties fo:margin-left="0.75in" fo:margin-right="0.75in" fo:text-indent="-0.25in" style:auto-text-indent="false" fo:padding-left="0.0555in" fo:padding-right="0.0555in" fo:padding-top="0.0138in" fo:padding-bottom="0.0138in" fo:border="0.74pt solid #000000"/>
    </style:style>
    <style:style style:name="P38" style:family="paragraph" style:parent-style-name="Standard">
      <style:paragraph-properties fo:margin-left="0.25in" fo:margin-right="0in" fo:text-indent="-0.25in" style:auto-text-indent="false"/>
    </style:style>
    <style:style style:name="P39"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T1" style:family="text">
      <style:text-properties fo:language="en" fo:country="none"/>
    </style:style>
    <style:style style:name="T2" style:family="text">
      <style:text-properties fo:color="#000000"/>
    </style:style>
    <style:style style:name="T3" style:family="text">
      <style:text-properties fo:color="#000000"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8pt" fo:font-weight="bold" style:font-size-asian="18pt" style:font-weight-asian="bold" style:font-size-complex="18pt"/>
    </style:style>
    <style:style style:name="T7" style:family="text">
      <style:text-properties fo:color="#000000" style:font-name="Times New Roman" style:font-name-complex="Times New Roman"/>
    </style:style>
    <style:style style:name="T8" style:family="text">
      <style:text-properties fo:color="#000000" style:font-name="Times New Roman" fo:font-size="11pt" style:font-size-asian="11pt" style:font-name-complex="Times New Roman"/>
    </style:style>
    <style:style style:name="T9" style:family="text">
      <style:text-properties fo:color="#000000" style:font-name="Times New Roman" fo:font-size="7pt" style:font-size-asian="7pt" style:font-name-complex="Times New Roman" style:font-size-complex="7pt"/>
    </style:style>
    <style:style style:name="T10" style:family="text">
      <style:text-properties fo:color="#000000" style:font-name="Symbol" fo:font-size="10pt" style:font-name-asian="Symbol" style:font-size-asian="10pt" style:font-name-complex="Symbol"/>
    </style:style>
    <style:style style:name="T11" style:family="text">
      <style:text-properties fo:font-size="11pt" style:font-size-asian="11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font-name="Symbol" fo:font-size="10pt" style:font-name-asian="Symbol" style:font-size-asian="10pt" style:font-name-complex="Symbol"/>
    </style:style>
    <style:style style:name="T18" style:family="text">
      <style:text-properties style:font-name="Symbol" style:font-name-asian="Symbol" style:font-name-complex="Symbol"/>
    </style:style>
    <style:style style:name="T19" style:family="text">
      <style:text-properties fo:font-size="7pt" style:font-size-asian="7pt" style:font-size-complex="7pt"/>
    </style:style>
    <style:style style:name="T20" style:family="text">
      <style:text-properties fo:font-size="12pt" style:font-size-asian="12pt" style:font-size-complex="12pt"/>
    </style:style>
    <style:style style:name="T21" style:family="text">
      <style:text-properties style:font-name="Arial" style:font-name-complex="Arial"/>
    </style:style>
    <style:style style:name="T22" style:family="text">
      <style:text-properties fo:color="#0044aa" style:font-name="Arial" style:font-name-complex="Arial"/>
    </style:style>
    <text:list-style style:name="L1"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text:p>
      <text:p text:style-name="P8"/>
      <text:p text:style-name="P8">As we move from an industrial-based to an information-based economy, students must be equipped with the necessary skills to succeed in a world of increasing scientific discoveries and technological demands. Meyers (1986) argued that for students to reach their fullest potential in today’s society, they must learn to think and reason critically. Paul (2000) contends that “in a world of accelerating change, intensifying complexity and increasing interdependence, critical thinking is now a requirement for economic and social survival.” If students are to be equipped with the skills, tools, and inquisitiveness needed for life-long learning and success in the workplace, then college faculty must be provided resources and professional development that promote students’ attainment of critical thinking skills. </text:p>
      <text:p text:style-name="P8"/>
      <text:p text:style-name="P8">Surry Community College (SCC) is currently involved in an initiative to build and institutionalize a program that infuses Critical Thinking across the curricula as a competency that will assist students throughout their educational and professional careers. <text:s/>Surry Community College’s initiative to become a critical thinking institution has gained national recognition through the League for Innovation (Atkins, S. &amp; Wolfe, C., 2003), and through the Center for Critical Thinking. Surry’s efforts and achievements in this endeavor are well documented on the Center for Critical Thinking website (http://www.criticalthinking.org/professionalDev/model-for-colleges.shtml)</text:p>
      <text:p text:style-name="P8"/>
      <text:p text:style-name="P4">As part of our efforts, Surry Community College has adopted a prominent and robust model for critical thinking that can be flexibly applied across disciplines. The model, developed by Richard Paul, Director of Research at the Center for Critical Thinking, <text:span text:style-name="T1">was selected because of its sound theoretical base and draws on both philosophical and psychological approaches to critical thinking. We have found the model appropriate for infusion into any course material. The fundamentals of Paul's model and further information about his views on critical thinking are available on his website (Center for Critical Thinking, 2000) and in publications of the Foundation for Critical Thinking (1998: Paul, 1993). </text:span></text:p>
      <text:p text:style-name="P8"/>
      <text:p text:style-name="P8">Professional development opportunities for critical thinking among NC community colleges are in great demand. This year, Surry Community College has provided presentations on critical thinking at eight North Carolina community colleges. In addition to these efforts, SCC representatives serve as consultants for two community colleges that have identified critical thinking as their topic for SAC’S Quality Enhancement Plan. Surry faculty and staff have presented critical thinking activities at several national conferences; have been asked to develop professional development workshops on Critical Thinking for the NC Superintendents Leadership Institute, and for faculty at the University of West Virginia at Parkersburg,</text:p>
      <text:p text:style-name="P8"/>
      <text:p text:style-name="P8">Surry Community College is uniquely positioned to serve as leader in the field of critical thinking. The Vice-President and Chief Academic Officer serves on the Advisory Boards <text:soft-page-break/>of the National Council for Excellence in Critical Thinking (NCECT) affiliated with the Foundation for Critical Thinking, Dillon Beach, CA., and he has been an invited presenter for the past two years at the International Conference on Critical Thinking held at Stanford and Berkley universities, respectively. During the last two years, nearly one-hundred full-time faculty and staff have attended monthly roundtables to discuss issues in <text:s/>critical thinking. Moreover, for the past three years, a professional consultant from the Foundation for Critical Thinking has conducted training sessions at SCC to develop our expertise in facilitating critical thinking. </text:p>
      <text:p text:style-name="Standard"/>
      <text:p text:style-name="Standard">The following proposed project will build upon and compliment the accomplishments of Surry Community College. The proposed project attempts to maximize opportunities for Surry’s faculty and staff and to become a resource center for critical thinking for all North Carolina community colleges. As part of this project, the college would like to share what we have developed as well as our expertise to benefit other community colleges. We can provide support for faculty to learn the foundations of critical thinking, so that they can begin to integrate it into their teaching. By expanding our efforts to include North Carolina community colleges, we can begin to develop a community of learners who share efforts and contributions toward improvement of instruction.</text:p>
      <text:p text:style-name="Standard"><text:s/></text:p>
      <text:p text:style-name="P7"/>
      <text:p text:style-name="P7">NEED</text:p>
      <text:p text:style-name="Standard"> </text:p>
      <text:p text:style-name="Standard"><text:span text:style-name="T2">While there is a wealth of resources available for critical thinking, most of the resources available are directed at the K-12 level. Some of these are suitable for use in the college classroom, but very few discipline specific resources are available for community college instructors. In addition, most available resources are not developed from a </text:span>well-defined model or perspective for critical thinking. Because we found course materials limited for infusing critical thinking into the curriculum, our initiative has focused on developing resources and discipline specific activities for our faculty. </text:p>
      <text:p text:style-name="Standard"/>
      <text:p text:style-name="Standard">We have found that there is a critical need for a staff development program that fosters critical thinking within and across the curriculum. Although we have relied heavily on the Foundation for Critical Thinking to provide SCC with professional development in crtical thinkng, few resources exist regionally for developing pedagogy that solicits deeper levels of learning. Moreover, limited work has been done in terms of developing examples of how a particular model for critical thinking could serve as a guide for educators who want to develop course materials with respect to specific disciplines. </text:p>
      <text:p text:style-name="Standard"/>
      <text:p text:style-name="P8">SCC proposes, with NCCCS assistance, to expand, enhance and restructure this project for broader applications. Given the above, the major objectives of this proposal are to build on the existing foundation provided by our “critical thinking initiative” and overtly train faculty to teach students the elements of reasoning, intellectual standards of reasoning and traits of reasoning” associated with critical thinking AND how to utilize new teaching methods and instructional strategies in restructuring selected courses for the teaching of critical thinking. </text:p>
      <text:p text:style-name="P21"><text:soft-page-break/><text:span text:style-name="T6">Project Objective: Develop a Resource Center for Critical Thinking</text:span></text:p>
      <text:p text:style-name="Standard"><text:span text:style-name="T3">The purpose of the Center is to become a system-wide resource that provides guidance and professional advice on implementing critical thinking support of teaching initiatives. The Center will</text:span><text:span text:style-name="T2"> provide our faculty members and NC Community Colleges resources for integrating Critical Thinking into their classes. </text:span>We propose a variety of activities to support the implementation of a resource center for critical thinking across the curriculum.</text:p>
      <text:p text:style-name="Standard"> </text:p>
      <text:p text:style-name="Standard"><text:span text:style-name="T2">The resources at the Center will be managed by Connie Wolfe, Director of the college’s Academic Support Center. The Academic Support Center will expand its role to provide resources that will be shared with other colleges to be utilized in their classes. </text:span>The Center currently provides college-wide resources designed to improve all facets of the teaching/learning process as it applies to courses offered at the college. Faculty development through the Center has facilitated workshop in the areas of course design, evaluation, testing, delivery, learning styles, and enhancement of critical thinking.</text:p>
      <text:p text:style-name="P9"/>
      <text:p text:style-name="P8"><text:span text:style-name="T3">Specifically the Center for Critical Thinking will:</text:span></text:p>
      <text:p text:style-name="Standard"/>
      <text:p text:style-name="P23">1.<text:tab/>Conduct a regional workshop on Critical Thinking. </text:p>
      <text:p text:style-name="P24">2.<text:tab/>Provide ongoing support and workshops for faculty on how to incorporate critical thinking skills – NC Information Highway will be utilized to provide seminars and subsequent workshops. </text:p>
      <text:p text:style-name="P24"/>
      <text:p text:style-name="P24">3.<text:tab/>Develop a<text:span text:style-name="T2"> website designed to contain a comprehensive set of tools for educators interested in infusing critical thinking skills into their teaching. The </text:span>website will provide examples of excellent classroom practices including course materials, links, curriculum projects, capstone experiences, and assessment methods for reference and/or distribution. The site will also contain a forum for updates and discussions. <text:span text:style-name="T2"><text:s/></text:span></text:p>
      <text:p text:style-name="P10"/>
      <text:p text:style-name="P25">4.<text:tab/>Develop a clearinghouse for NC community college faculty to share discipline-specific views of how they have applied critical thinking.</text:p>
      <text:p text:style-name="P9"/>
      <text:p text:style-name="P26">5.<text:tab/>Begin Threaded Conferences with NCCCS faculty members on the topic of integrating for the application of critical thinking <text:s/></text:p>
      <text:p text:style-name="P24"/>
      <text:p text:style-name="P24">6.<text:tab/>Develop an online repository of abstracts and papers <text:s/>that will serve as a searchable archive for the future.</text:p>
      <text:p text:style-name="P24"/>
      <text:p text:style-name="P24">7.<text:tab/>Develop and publish a Critical Thinking Guide containing models of teaching from a variety of disciplines</text:p>
      <text:p text:style-name="P8"><text:soft-page-break/></text:p>
      <text:p text:style-name="P27">8.<text:tab/>Offer a series of roundtable discussions throughout the year which focus on critical thinking theory and classroom application. </text:p>
      <text:p text:style-name="P23">9. <text:tab/>Expand the college’s existing newsletter and invite submissions from NC community colleges that highlight concrete examples of what colleges and their faculty are doing to deliberately integrate critical thinking into their courses. </text:p>
      <text:p text:style-name="P28">10.<text:tab/>Coordinate seminars, guest speakers, conferences, site visits, retreats, and faculty study group focused on the design and implementation of critical thinking pedagogies.</text:p>
      <text:p text:style-name="P12"/>
      <text:p text:style-name="P24">11.<text:span text:style-name="T2"><text:tab/>Provide assistance in restructuring courses to think critically within the discipline-specific contexts. </text:span></text:p>
      <text:p text:style-name="P11"/>
      <text:p text:style-name="P27">12.<text:tab/>Fund small project grants that enable faculty to focus on improvements to a specific course or groups of core and core-area courses, and on endeavors that bring students and faculty together, both academically and socially, to probe questions of mutual interest.</text:p>
      <text:p text:style-name="P7"/>
      <text:p text:style-name="Standard"><text:span text:style-name="T6">Description of Regional Workshops for Community College faculty and Staff</text:span></text:p>
      <text:p text:style-name="Standard"/>
      <text:p text:style-name="Standard">A long-term in-service program in critical thinking has been developed at SCC with workshops being conducted over a three-year period. The college proposes to expand these workshop opportunities and invite representatives from all NC community colleges. Our presenters will include at least one internationally recognized expert in the field of crtical thinking and SCC faculty and staff who have engaged in over 30 hours of professional development through the Foundation of Critical Thinking and have developed expertise in designing curricium that addresses critical thinking. </text:p>
      <text:p text:style-name="P21">Our approach will involve discussion and activities designed so that faculty will, at the end of the workshop, have concrete ideas as to how they can integrate Critical Thinking into their courses. The focus will be on providing 1) an overview of the foundations of critical thinking model that can be utilized as a tool for thinking within each discipline, 2) how critical thinking can be applied into the daily classroom routine, 3) discipline specific course materials (e.g. capstone projects, applications, writing assignments, etc) that require critical thinking, 4) approaches for assessing course material involving critical thinking, 5) remodeling course material for the teaching of critical thinking</text:p>
      <text:p text:style-name="Normal_20__28_Web_29_">In addition to these topics, attendees will learn:</text:p>
      <text:list xml:id="list5855237389872276927" text:style-name="WW8Num7">
        <text:list-item>
          <text:p text:style-name="P13">What “critical thinking” looks like in particular course settings</text:p>
        </text:list-item>
        <text:list-item>
          <text:p text:style-name="P13">What practices the teacher engages in to cultivate the habit of critical thinking among students <text:s/>What kinds of student learning actually occur in these settings</text:p>
        </text:list-item>
        <text:list-item>
          <text:p text:style-name="P13"><text:soft-page-break/>How that learning is assessed on an ongoing basis</text:p>
        </text:list-item>
      </text:list>
      <text:p text:style-name="Standard"/>
      <text:p text:style-name="P30"><text:bookmark text:name="members"/><text:bookmark text:name="motives"/>EVALUATION</text:p>
      <text:p text:style-name="Standard"/>
      <text:p text:style-name="P21">We will assess the overall effectiveness of our efforts by synthesizing all of the data we gather and determining the patterns of change throughout the campus. Potential evaluation instruments include surveys, focus groups, and interviews. <text:span text:style-name="T5">Preparation of an interim evaluation report</text:span>. A draft interim evaluation report will be prepared by January 2006 and presented for review by the Principal Investigators for factual accuracy. Corrections or modifications will be made as needed and a final interim report prepared by June 1, 2006. </text:p>
      <text:p text:style-name="P11">Reports from NCCCS faculty in incorporating critical thinking skills into courses</text:p>
      <text:p text:style-name="P21">Level of success of the Critidal thinking training provided in grant supported workshops and seminars measured by evaluation survey and subsequent reports of crticial thinking activities </text:p>
      <text:p text:style-name="P21">Extent to which the project achieves the broad infusion of CT across SCC and NC community college curricula <text:s/></text:p>
      <text:p text:style-name="Standard">The number of visits to the web page will be monitored as a measure of its impact. <text:s/>The total number of articles and contributions submitted to the CT website and newsletter will be an assessment measure for collaborative research activities.</text:p>
      <text:p text:style-name="Standard"> </text:p>
      <text:p text:style-name="Standard">We will measure greater use of crtical thinking by tracking the number of participants who participate in the seminars and conferences. <text:s/>Participating faculty will be surveyed to determine the impact of the seminars, conferences, and site visits on their course design and teaching.</text:p>
      <text:p text:style-name="Standard"/>
      <text:p text:style-name="P7">BUDGET</text:p>
      <text:p text:style-name="P14"/>
      <text:p text:style-name="Standard">A portion of budget funds are reserved for faculty stipends to develop course material for <text:s/>critical thinkng projects or contribute significantly to dissemination of project results.</text:p>
      <text:p text:style-name="Standard"/>
      <text:p text:style-name="Standard">Faculty members will be awarded stipends of $500 for a small external grant proposal or $1,000 for a proposal requesting more than $10,000. <text:s/>This is a small investment in generating grant proposals that may lead to more resources to further the college’s pedagogical goals for undergraduate learning. </text:p>
      <text:p text:style-name="Standard"/>
      <text:p text:style-name="Text_20_body"><text:span text:style-name="T7">Surry Community College requests $25</text:span><text:span text:style-name="T8">,000</text:span><text:span text:style-name="T7">, as outlined in the budget detail. <text:s/>The college will review the initial assessment results to determine any changes in program design that would enhance a renewal application.</text:span></text:p>
      <text:p text:style-name="P8"/>
      <text:p text:style-name="P8">The budget for the proposed project has been calculated to be both cost effective</text:p>
      <text:p text:style-name="P8">and appropriate and sufficient to support he tasks outline in this proposal. Justifications</text:p>
      <text:p text:style-name="P8"><text:soft-page-break/>for budget line items are as follows:</text:p>
      <text:p text:style-name="P15"/>
      <text:p text:style-name="P8"><text:span text:style-name="T13">Salary, wages and fringe benefits</text:span><text:span text:style-name="T5">. </text:span>This proposal is requesting funds from NCCCS</text:p>
      <text:p text:style-name="P8">to compensate one faculty to develop a critical thinking website. </text:p>
      <text:p text:style-name="P8"/>
      <text:p text:style-name="P8">In addition, an administrative assistant will be compensated to assist in coordinating <text:s/>coordination and development of the Project Web site and to edit print materials.</text:p>
      <text:p text:style-name="P15"/>
      <text:p text:style-name="P8"><text:span text:style-name="T13">Travel. </text:span>Funds for domestic travel are being requested for the three project</text:p>
      <text:p text:style-name="P8">leaders to each attend two professional meetings in their disciplines to present</text:p>
      <text:p text:style-name="P8">results during the project’s duration.</text:p>
      <text:p text:style-name="P8"/>
      <text:p text:style-name="P8"><text:span text:style-name="T13">Publication/Page costs. </text:span>Funds ($2500) are being requested to support printing and mailing printed materials, including as well as for paper</text:p>
      <text:p text:style-name="P8">presentations and journal page charges needed to publish project research in appropriate</text:p>
      <text:p text:style-name="P8">journals.</text:p>
      <text:p text:style-name="P15"/>
      <text:p text:style-name="P8"><text:span text:style-name="T13">All other direct costs. </text:span>Funds are being requested to cover printing of</text:p>
      <text:p text:style-name="P8">the assessment instrument and curriculum guide as well as for an outside project</text:p>
      <text:p text:style-name="P8">evaluator. Applicant matching funds contribution will cover production of six interactive</text:p>
      <text:p text:style-name="P8">course modules to be disseminated via CD-ROM and the Web. The modules will</text:p>
      <text:p text:style-name="P8">requiem video interviews with faculty, video of classroom interactions and a number of</text:p>
      <text:p text:style-name="P8">vignettes or hypothetical scenarios. The estimated production cost will be $900 per</text:p>
      <text:p text:style-name="P8">module, plus $958 for video digitization and production of the CD-ROMs and video</text:p>
      <text:p text:style-name="P8">teasers for the project Web site.</text:p>
      <text:p text:style-name="P15"/>
      <text:p text:style-name="P8"><text:span text:style-name="T13">Indirect costs. </text:span>Funds are requested from to cover indirect costs at the 19%</text:p>
      <text:p text:style-name="P8">rate ($19000) supported by the program. The indirect costs for Surry Community College</text:p>
      <text:p text:style-name="P8">that represent the matching funds contribution, based on the required one to one match is</text:p>
      <text:p text:style-name="P8">$19000.</text:p>
      <text:p text:style-name="P15"/>
      <text:p text:style-name="P8"><text:span text:style-name="T13">Project cost effectiveness. </text:span>This project is extremely cost effective in nature,</text:p>
      <text:p text:style-name="P8">focused on maximizing limited resources and optimizing educational value for the dollar.</text:p>
      <text:p text:style-name="P8">With its interdisciplinary project teams, the project has the potential to generate a critical</text:p>
      <text:p text:style-name="P8">mass of support, resulting in adoption of the project deliverables by other faculty at many</text:p>
      <text:p text:style-name="P8">other institutions in the both the social and the natural sciences. In addition, the project is</text:p>
      <text:p text:style-name="P8">designed to promote a coalition between the biological sciences/plant sciences and</text:p>
      <text:p text:style-name="P8">education/communication disciplines on plant biotechnology education.</text:p>
      <text:p text:style-name="Standard">Another activity involves a website that will publish abstracts and articles resulting from Critical thinking (CI). <text:s/>An English faculty member will be given a reduction in teaching load to create and maintain the CT website.</text:p>
      <text:p text:style-name="P24">11.<text:tab/>Teams of interdisciplinary faculty may also request funds to visit an exemplary campus or attend a conference on the use of these pedagogies. <text:s/> </text:p>
      <text:p text:style-name="Standard"> </text:p>
      <text:p text:style-name="P24">12.<text:tab/>A Celebration Day, will raise visibility of faculty/student collaborative projects among both students and faculty. <text:s/></text:p>
      <text:p text:style-name="P30">DISSEMINATION</text:p>
      <text:p text:style-name="P21">Dissemination is an ongoing process for Critical Thinking Across the Curriculum. To support institution-wide reform, this project will be promoted throughout the campus and on a regional and national level. Presentations will be made to the Presidents Staff, and at divisional and professional development venues. On a broader front, dissemination is planned through publications, presentations, workshops, and electronic formats as follows: </text:p>
      <text:p text:style-name="P21">Publication of articles describing the Critical Thinking Across the Curriculum experience at Surry Community College in professional journals (i.e Chronicle of Higher Education, League Abstracts). </text:p>
      <text:p text:style-name="P21">Presentations at regional and national conferences: League for Innovation in the Community College, International Conference for Critical Thinking. </text:p>
      <text:p text:style-name="P21">Electronic distribution through the SCC <text:s/>Home Page of model syllabi, course materials, and electronic courseware. </text:p>
      <text:p text:style-name="P21">Workshops with Overview from other institutions of higher education. </text:p>
      <text:p text:style-name="P8">Products developed as a result of this project, which will include the interactive</text:p>
      <text:p text:style-name="P8">course modules, accompanying curriculum guide and critical thinking skills projects and assignments, will be disseminated via CD-ROM and the Web to other institutions on a cost recovery basis. The project Web site will include information and results derived from the project; downloadable handouts and fact sheets and project evaluation results as well as links to other relevant sites. The project leaders will submit paper proposals to</text:p>
      <text:p text:style-name="P8">professional associations and research article manuscripts to appropriate scholarly</text:p>
      <text:p text:style-name="P8">journals, as well as be available to conduct workshops and seminars at other institutions</text:p>
      <text:p text:style-name="P30">IMPLEMENTATION</text:p>
      <text:p text:style-name="P7"/>
      <text:p text:style-name="Standard">Implementation of this proposal can be accomplished without creating undue bureaucracy, which will also contribute to its sustainability. <text:s/></text:p>
      <text:p text:style-name="Standard"/>
      <text:p text:style-name="P5">The Academic Affairs leadership team will be responsible for project oversight and administration</text:p>
      <text:p text:style-name="P5"/>
      <text:p text:style-name="Standard"><text:span text:style-name="T16">Program Grant Coordinator</text:span>: Ms. Connie Wolfe, Director of the Academic Support Center serves as Co-director of Surry Community College’s Critical Thinking Initiative. <text:s/>She coordinates professional development activities at SCC and facilitates the college’s roundable discussionls on becoming a learning college. Connie has developed and taught critical thinking at Surry, and has presented various topics on critical thinking at state and national conferences. <text:s/>Important aspects of these shared responsibilities will include helping to make arrangements for assessment activities, including seminars, travel for groups of faculty; arranging for oral interview panels; and helping to plan the celebration day.</text:p>
      <text:p text:style-name="Standard">  </text:p>
      <text:p text:style-name="Standard"> </text:p>
      <text:p text:style-name="Standard">Implementation of the grant will be closely coordinated with our existing Center for Faculty Development (CFD). <text:s text:c="3"/>For example, seminars on cooperative learning (offered twice), teaching enhancement techniques (offered twice), problem-based learning, and writing to learn have attracted the maximum participation of 20 faculty in each of six seminars. <text:s/>Faculty seminars that fit both the CFD’s goals and the Bush grant’s goals can be implemented by the CFD. <text:s/>The Bush Grant Implementation Team will also use the CFD’s channels of communication, including <text:span text:style-name="T12">Synergia</text:span>, a quarterly faculty development publication, and the CFD website.</text:p>
      <text:p text:style-name="Standard"> </text:p>
      <text:p text:style-name="P9"/>
      <text:p text:style-name="P9"/>
      <text:p text:style-name="P9">. The project coordinators are: </text:p>
      <text:p text:style-name="P22">Dr. Steve Atkins</text:p>
      <text:p text:style-name="P22">Ms. Connie Wolfe</text:p>
      <text:p text:style-name="P22">Dr. Jami Woods</text:p>
      <text:p text:style-name="P6">IMPLEMENTATION</text:p>
      <text:p text:style-name="P21">The goal of this project is <text:span text:style-name="T15">to infuse Critical Thinking across the curriculum.</text:span> This project will involve a comprehensive approach incorporating and leveraging many of the current structures and resources at Surry Community College. The College will provide additional staffing, technical support, facilities, equipment and materials in support of the Critical Thinking Across the Curriculum (CTAC) project. </text:p>
      <text:p text:style-name="P21"><text:soft-page-break/><text:span text:style-name="T5">The CTILAC Management Team</text:span> will implement and oversee a project that provides representation from all college divisions, intensive workshops and training programs, technical support, one on one consultation, collaborations, courseware and tutorials, and ongoing support. </text:p>
      <text:p text:style-name="P8">Development and dissemination plans for the project will capitalize on the</text:p>
      <text:p text:style-name="P8">interdisciplinary nature of the project and its leaders, focusing on the development of a</text:p>
      <text:p text:style-name="P8">creative partnership between the NC community college’s that is designed to</text:p>
      <text:p text:style-name="P8">facilitate such partnerships at other institutions. In addition to the project leaders, faculty</text:p>
      <text:p text:style-name="P8">from other academic units will be given the opportunity incorporate the interactive</text:p>
      <text:p text:style-name="P8">course modules and assessment instrument into their courses. </text:p>
      <text:p text:style-name="P8"/>
      <text:p text:style-name="P8">To incentivize faculty to participate, $1500 has been included in the project budget for the purchase of materialsand supplies to support utilization of the instructional model and skills assessment instrument in these courses. This same type of incentive was included in the restructuring for critical thinking Challenge Grant, and it has proved to be a successful technique to support participating faculty efforts.</text:p>
      <text:p text:style-name="P7"/>
      <text:p text:style-name="P7"/>
      <text:p text:style-name="P7"/>
      <text:p text:style-name="P7"/>
      <text:p text:style-name="P7"/>
      <text:p text:style-name="P7"/>
      <text:p text:style-name="P7"/>
      <text:p text:style-name="P7"/>
      <text:p text:style-name="P7"/>
      <text:p text:style-name="P7"/>
      <text:p text:style-name="P7">OUTCOMES</text:p>
      <text:p text:style-name="P21"><text:span text:style-name="T4">The outcomes of this project include</text:span>: </text:p>
      <text:list xml:id="list8756694178202064739" text:style-name="WW8Num3">
        <text:list-item>
          <text:p text:style-name="P32">Improved faculty skills in <text:s/></text:p>
        </text:list-item>
        <text:list-item>
          <text:p text:style-name="P32">Curriculum revisions with greater emphasis in critical thinking literacy skills </text:p>
        </text:list-item>
        <text:list-item>
          <text:p text:style-name="P32">A Critical Thinking Across the Curriculum web site </text:p>
        </text:list-item>
        <text:list-item>
          <text:p text:style-name="P32">Assignments incorporating critical thinking applications to unique disciplines, skills, and resources </text:p>
        </text:list-item>
        <text:list-item>
          <text:p text:style-name="P34">Follow up assessments and surveys that provide project coordinators with essential input that will be used to motivate institution-wide reforms. </text:p>
        </text:list-item>
      </text:list>
      <text:h text:style-name="Heading_20_4" text:outline-level="4"><text:soft-page-break/>Outcomes</text:h>
      <text:p text:style-name="P36"> </text:p>
      <text:p text:style-name="P8">This project will have several significant impacts in terms of improving</text:p>
      <text:p text:style-name="P8">Education. Multiple need areas will be addressed: 1) enhancing critical</text:p>
      <text:p text:style-name="P8">thinking skills on the part of our graduates is a need that is national in scope and cuts across disciplines; 2) “involving a creative or non-traditional approach toward addressing that need which can serve as a model to others” will be creatively implemented for our students through an instructional model designed to enhance student’s ability to think critically;</text:p>
      <text:p text:style-name="P8">and 3) addressing the need to “encourage and facilitate better working relationships in the</text:p>
      <text:p text:style-name="P8">community college community”, the project leaders represent an effective</text:p>
      <text:p text:style-name="P8">collaboration of disciplines encompassing the vocational and technical education.</text:p>
      <text:p text:style-name="Standard"/>
      <text:p text:style-name="Standard">The <text:span text:style-name="T4">first goal</text:span> of this proposal is to <text:span text:style-name="T14">enhance student learning</text:span> by improving higher-order thinking skills. <text:s/>Four objectives address this goal. <text:s/>If inquiry-based teaching methods are successful, they will enable UST faculty to achieve these objectives:</text:p>
      <text:list xml:id="list4429797893939629933" text:style-name="WW8Num13">
        <text:list-item>
          <text:p text:style-name="P16">Increase students’ level of conceptual understanding, i.e., students will be able to think more effectively at the higher levels of Bloom’s taxonomy. <text:s/>Less instructional effort, and therefore less student effort, will be directed at memorization and comprehension and more teaching and learning will occur at the higher levels of analysis, synthesis, and evaluation. </text:p>
        </text:list-item>
        <text:list-item>
          <text:p text:style-name="P16">Increase students’ ability to apply knowledge to new situations<text:span text:style-name="T12"> </text:span></text:p>
        </text:list-item>
        <text:list-item>
          <text:p text:style-name="P16">Increase students’ ability to think independently in investigations, explanations, or creations, </text:p>
        </text:list-item>
        <text:list-item>
          <text:p text:style-name="P16">Improve students’ ability to express the results of inquiry.</text:p>
        </text:list-item>
      </text:list>
      <text:p text:style-name="Standard"> </text:p>
      <text:p text:style-name="Standard">The critical thinkimg model demands the full range of thinking, from making a careful statement of the problem through considering what evidence or argument is relevant, examining that evidence for coherence, consistency, and quality; and finally bringing all of these together to create and demonstrate a better understanding. <text:s/>This problem-based approach models the real process of learning and problem solving as they are practiced in the disciplines. <text:s/>These approaches will have an impact both in and outside of the classroom. <text:s/></text:p>
      <text:p text:style-name="P5"/>
      <text:p text:style-name="P1">Comparing inquiry-based teaching to how I used to teach:</text:p>
      <text:list xml:id="list9066307418859339941" text:style-name="WW8Num15">
        <text:list-item>
          <text:p text:style-name="P2"><text:span text:style-name="T10"></text:span><text:span text:style-name="T9">         </text:span><text:span text:style-name="T8">I can assign more sophisticated work.</text:span></text:p>
        </text:list-item>
        <text:list-item>
          <text:p text:style-name="P2"><text:span text:style-name="T10"></text:span><text:span text:style-name="T9">         </text:span><text:span text:style-name="T8">Students are better able to use resources without guidance.</text:span></text:p>
        </text:list-item>
        <text:list-item>
          <text:p text:style-name="P2"><text:span text:style-name="T10"></text:span><text:span text:style-name="T9">         </text:span><text:span text:style-name="T8">Students have more well-developed strategies for solving problems.</text:span></text:p>
        </text:list-item>
        <text:list-item>
          <text:p text:style-name="P2"><text:span text:style-name="T10"></text:span><text:span text:style-name="T9">         </text:span><text:span text:style-name="T8">Students ask more insightful questions.</text:span></text:p>
        </text:list-item>
        <text:list-item>
          <text:p text:style-name="P2"><text:span text:style-name="T10"></text:span><text:span text:style-name="T9">         </text:span><text:span text:style-name="T8">Students work more independently. </text:span></text:p>
        </text:list-item>
        <text:list-item>
          <text:p text:style-name="P37"><text:span text:style-name="T17"></text:span><text:span text:style-name="T19">         </text:span><text:span text:style-name="T11">I am more satisfied with the outcome of this course.</text:span></text:p>
        </text:list-item>
      </text:list>
      <text:p text:style-name="Standard"/>
      <text:p text:style-name="Standard"/>
      <text:list xml:id="list7947773099762736336" text:style-name="WW8Num2">
        <text:list-item>
          <text:p text:style-name="P33">A Critical Thinking and Information Literacy Across the Curriculum (CTILAC) Model that demonstrates interrelationships between critical <text:soft-page-break/>thinking, the elements of reasoning and information literacy, using the application of scientific concepts and issues. </text:p>
        </text:list-item>
        <text:list-item>
          <text:p text:style-name="P33">A resource pool of interdisciplinary topics that integrate scientific concepts and science issues used by faculty in various disciplines. Interdisciplinary topics will relate to the General Education objectives for Science which include an understanding of such concepts as the scientific method, interrelationships, technology and ecology. </text:p>
        </text:list-item>
        <text:list-item>
          <text:p text:style-name="P33">A resource pool of faculty members skilled in the integration of scientific concepts and science issues into both SMET and non-SMET courses. </text:p>
        </text:list-item>
        <text:list-item>
          <text:p text:style-name="P33">Pilot project courses that are student-centered/resource-based and use interdisciplinary topics to integrate scientific concepts and science issues to teach critical thinking and information literacy skills in both SMET and non-SMET courses. </text:p>
        </text:list-item>
        <text:list-item>
          <text:p text:style-name="P35">Revised and enhanced curriculum focusing on student-centered learning </text:p>
        </text:list-item>
      </text:list>
      <text:p text:style-name="Standard"> </text:p>
      <text:p text:style-name="P11">Development of an instructional model as a guide for infusing specific critical thinking skills into course content and curricula. </text:p>
      <text:p text:style-name="P30">BENEFITS</text:p>
      <text:p text:style-name="P8">This project will generate significant benefits, as well as be sustainable beyond</text:p>
      <text:p text:style-name="P8">the duration of NCCCS funding. Since a valid and reliable discipline-specific model for</text:p>
      <text:p text:style-name="P8">the teaching and assessment of critical thinking skills does not exist, this project will</text:p>
      <text:p text:style-name="P8">make a contribution to new knowledge that will result in a new capability for instructors</text:p>
      <text:p text:style-name="P8">and researchers who would like an instrument that can be used to measure development</text:p>
      <text:p text:style-name="P8">of critical thinking within a specific course content domain that could be used nationally.</text:p>
      <text:p text:style-name="P8"/>
      <text:p text:style-name="P8">Additionally, the project’s focus on connecting development of critical thinking skills to</text:p>
      <text:p text:style-name="P8">Vocational and Technical education will generate long standing benefits both to our students, the general public, and to employers as a whole. If we can develop a</text:p>
      <text:p text:style-name="P8">stronger critical thinking and reasoning capability about this important subject in our own</text:p>
      <text:p text:style-name="P8">students, this can be translated to the general public, as well, resulting in more receptivity</text:p>
      <text:p text:style-name="P8">and understanding of science-based information <text:s/>and more opportunities for the application of logic and reasoning as part of the public discourse.</text:p>
      <text:p text:style-name="P8"/>
      <text:p text:style-name="P8">Continuation Plans</text:p>
      <text:p text:style-name="P8"/>
      <text:p text:style-name="P17">Although critical thinking is often cited as necessary for success in all potential fields of employment, and are supported by new national teaching standards; however, faculty are not widely versed in how to use them. <text:s/>Faculty and other departments could profit from learning to apply these pedagogies successfully in their disciplines. <text:s/>For the instructor, critical thinking as a basis for teaching necessitates some risk-taking, some sacrifice of course content, and deviation from the prescribed time-tested formula for conducting a specific course. <text:s/>This approach can take teachers and students beyond comfort zones that have been established by years of habit. <text:s/>Certainly this educational approach is more difficult for both teachers and students. <text:s/>But then, so is the work we do in the real world of our disciplines. <text:s/>The reward for this demanding kind of endeavor is the interest and energy it fosters, as reported in the literature and experienced personally by some faculty scattered across our own campus. <text:s/></text:p>
      <text:p text:style-name="Standard"/>
      <text:p text:style-name="Standard">Every aspect of this initiative is designed to bring faculty and students together in collaborative inquiry that will transform our academic culture. </text:p>
      <text:p text:style-name="P8"/>
      <text:p text:style-name="P8"/>
      <text:p text:style-name="P8">It is expected that the faculty in these departments will serve as change agents, influencing their colleagues to incorporate critical thinking in the courses they teach, where appropriate. </text:p>
      <text:p text:style-name="P8"/>
      <text:p text:style-name="Standard">Our goals and specific objectives are the following:</text:p>
      <text:p text:style-name="Standard"/>
      <text:p text:style-name="P38">1. <text:tab/><text:span text:style-name="T14">enhance student learning</text:span> by improving higher-order thinking skills</text:p>
      <text:p text:style-name="P31">Objectives:</text:p>
      <text:list xml:id="list5412555811565115473" text:style-name="WW8Num5">
        <text:list-item>
          <text:p text:style-name="P18"><text:span text:style-name="T18"></text:span><text:span text:style-name="T19">        </text:span>To increase students’ level of conceptual understanding</text:p>
        </text:list-item>
        <text:list-item>
          <text:p text:style-name="P18"><text:span text:style-name="T18"></text:span><text:span text:style-name="T19">        </text:span>To increase students’ ability to apply knowledge to new situations</text:p>
        </text:list-item>
        <text:list-item>
          <text:p text:style-name="P18"><text:span text:style-name="T18"></text:span><text:span text:style-name="T19">        </text:span>To increase students’ ability to think independently</text:p>
        </text:list-item>
      </text:list>
      <text:list xml:id="list1240059755337178354" text:style-name="WW8Num16">
        <text:list-item>
          <text:p text:style-name="P19"><text:soft-page-break/><text:span text:style-name="T18"></text:span><text:span text:style-name="T19">        </text:span>To improve students’ ability to evaluate and communicate their inquiry process</text:p>
        </text:list-item>
      </text:list>
      <text:p text:style-name="P38">2. <text:tab/>encourage<text:span text:style-name="T4"> </text:span><text:span text:style-name="T14">methods of instruction</text:span> that engage faculty and students in collaborative inquiry, </text:p>
      <text:p text:style-name="P31">Objectives:</text:p>
      <text:list xml:id="list171501475161059" text:continue-numbering="true" text:style-name="WW8Num16">
        <text:list-item>
          <text:p text:style-name="P19"><text:span text:style-name="T18"></text:span><text:span text:style-name="T19">        </text:span>To increase use of inquiry-based methods and faculty/student collaboration across the curriculum</text:p>
        </text:list-item>
        <text:list-item>
          <text:p text:style-name="P19"><text:span text:style-name="T18"></text:span><text:span text:style-name="T19">        </text:span>To provide models of interdisciplinary and theme-based inquiry</text:p>
        </text:list-item>
      </text:list>
      <text:p text:style-name="P38">3. <text:tab/><text:span text:style-name="T14">infuse criticdal thinking into the culture</text:span> of a community college</text:p>
      <text:p text:style-name="P31">Objective:</text:p>
      <text:list xml:id="list5704031385999798601" text:style-name="WW8Num12">
        <text:list-item>
          <text:p text:style-name="P20"><text:span text:style-name="T18"></text:span><text:span text:style-name="T19">        </text:span>To publicize the impact of inquiry-based methods on student learning and classroom instruction</text:p>
        </text:list-item>
      </text:list>
      <text:p text:style-name="P7"/>
      <text:p text:style-name="P29">References</text:p>
      <text:p text:style-name="P8">American Association for the Advancement of Science. (1994). Project 2061,</text:p>
      <text:p text:style-name="P8">Benchmarks for Science Literacy (Part I: Achieving Science Literacy). Washington,</text:p>
      <text:p text:style-name="P8">D.C.: American Association for the Advancement of Science.</text:p>
      <text:p text:style-name="P8">Andrews, L. B., Fullarton, J. E., Holtzman, N. A., &amp; Motulsky (Eds.). (1994).</text:p>
      <text:p text:style-name="P8">Assessing Genetic Risks: Implications for health and Social Policy. Washington, D.C:</text:p>
      <text:p text:style-name="P8">National Academy Press.</text:p>
      <text:p text:style-name="P8">Armstrong, J. (2000). The value of biotechnology as an incentive for moral</text:p>
      <text:p text:style-name="P8">evolution [On-line]. Available: http://www.anth.org/ifgene/contents.htm</text:p>
      <text:p text:style-name="P8">Ary, D., Jacobs, L. C., &amp; Razavieh, A. (1996). Introduction to research in</text:p>
      <text:p text:style-name="P8">education (5th ed). Orlando, FL: Harcourt Brace &amp; Company.</text:p>
      <text:p text:style-name="P8">Beachy, R. N. (1999, July 16). Facing fear of biotechnology. Science, 285, 335.</text:p>
      <text:p text:style-name="P8">Bennett, C.F. (1975). Up the hierarchy. Journal of Extension, 13 (1), 7-12.</text:p>
      <text:p text:style-name="P8">Carr. (1990). How can we teach critical thinking? (ERIC Document Reproduction</text:p>
      <text:p text:style-name="P8">Service No. ED 326 304).</text:p>
      <text:p text:style-name="P8">Facione, P. A. (1990). Critical thinking: A statement of expert consensus for</text:p>
      <text:p text:style-name="P8">purposes of educational assessment and instruction. Millbrea, CA: The California</text:p>
      <text:p text:style-name="P8">Academic Press.</text:p>
      <text:p text:style-name="P8">Facione, P. A. (1998, March). The relationship of critical thinking skills and the</text:p>
      <text:p text:style-name="P8">disposition toward critical thinking. Paper presented at the American Philosophical</text:p>
      <text:p text:style-name="P8">Association Western Division Meetings, Los Angeles, CA.</text:p>
      <text:p text:style-name="P8">Facione, P. A. &amp; Facione, N. C. (1992). California Critical Thinking Disposition</text:p>
      <text:p text:style-name="P8">Inventory. Millbrae, CA: The California Academic Press.</text:p>
      <text:p text:style-name="P8">24</text:p>
      <text:p text:style-name="P8">Goldberg, M. E., Fishbein, M. &amp; Middlestadt, S. E. (Eds.). (1997). Social</text:p>
      <text:p text:style-name="P8">Marketing: Theoretical and Practical Perspectives. Mahwah, JF: Erlbaum, 1997.</text:p>
      <text:p text:style-name="P8">Hichey, M. (1990). Reading and social studies: The critical connection. Social</text:p>
      <text:p text:style-name="P8">Education, 54, 175-179.</text:p>
      <text:p text:style-name="P8">Huitt, W. (1998). Critical thinking [On-line]. Available:</text:p>
      <text:p text:style-name="P8">http://chiron.valdosta.edu/whuitt/col/cogsys/critthnk.html</text:p>
      <text:p text:style-name="P8">James, C. (1999). Global Review of Commercialized Transgenic Crops 1999.</text:p>
      <text:p text:style-name="P8">International Service for the Acquisition of Agricultural Biotechnology (ISAAA), Ithaca,</text:p>
      <text:p text:style-name="P8">New York.</text:p>
      <text:p text:style-name="P8">Mertes, L. (1991). Thinking and writing. Middle School Journal, 22, 24-25.</text:p>
      <text:p text:style-name="P8">Meyers, C. (1986). Teaching students to think critically. San Francisco, CA:</text:p>
      <text:p text:style-name="P8">Jossey Bass.</text:p>
      <text:p text:style-name="P8">Pascarella, E. &amp; Terezini, P. (1991). How college affects students: Findings and</text:p>
      <text:p text:style-name="P8">insights from twenty years of research. San Francisco, CA: Jossey Bass.</text:p>
      <text:p text:style-name="P8">Paul, R. (1995). Critical thinking: How to prepare students for a rapidly changing</text:p>
      <text:p text:style-name="P8">world. Santa Rosa, CA: Foundation for Critical Thinking.</text:p>
      <text:p text:style-name="P8">Paul, R. (2000). Content is thinking; thinking is content [On-line]. Available:</text:p>
      <text:p text:style-name="P8">http://www.criticalthinking.org/university/content.html</text:p>
      <text:p text:style-name="P8">Persley, G. J. &amp; Siedow, J. N. (1999, December). Applications of biotechnology</text:p>
      <text:p text:style-name="P8">to crops: Benefits and risks. CAST, [On-line]. Available: http://www.castscience.</text:p>
      <text:p text:style-name="P8">org/biotc_ip.htm</text:p>
      <text:p text:style-name="P8">Rogers, E. M. (1995). Diffusion of Innovations (4th ed.). New York, NY: Free</text:p>
      <text:p text:style-name="P8"><text:soft-page-break/>Press.</text:p>
      <text:p text:style-name="P8">25</text:p>
      <text:p text:style-name="P8">Rudd, R. D., Baker, M. T., Hoover, T. S., &amp; Gregg, A. (1999). Learning styles</text:p>
      <text:p text:style-name="P8">and critical thinking abilities of College of Agriculture students at the University of</text:p>
      <text:p text:style-name="P8">Florida. Proceedings of the 49th Annual Southern Region Agricultural Education</text:p>
      <text:p text:style-name="P8">Research Meeting, Memphis, TN, 123-134.</text:p>
      <text:p text:style-name="P8">Salwen, M. B. &amp; Stacks, D. W. (Eds.). (1997). An Integrated Approach to</text:p>
      <text:p text:style-name="P8">Communication Theory and Research. Mahwah, JF: Erlbaum.</text:p>
      <text:p text:style-name="P8">Zinnen, T. (2000). Risky business: Issues in teaching about safety and regulation.</text:p>
      <text:p text:style-name="P8">Genetic Engineering News, 14 (21) [On-line]. Available:</text:p>
      <text:p text:style-name="P8">www.nal.usda.gov/bic/Educat...GEN.education/zinnen.gen.1294.html</text:p>
      <text:p text:style-name="P8">26</text:p>
      <text:h text:style-name="Heading_20_2" text:outline-level="2"><text:span text:style-name="T20">(Professional Development Model for Colleges and Universities that Fosters Critical Thinking<text:line-break/>by Linda Elder, Fall 2004)</text:span></text:h>
      <text:p text:style-name="Normal_20__28_Web_29_"><text:span text:style-name="Strong_20_Emphasis"><text:span text:style-name="T22">References</text:span></text:span></text:p>
      <text:p text:style-name="P3">Wilson, C. (2002). The Learning College Journey, in Basic Education Online Edition - February 2002, Vol. 46, No. 6.</text:p>
      <text:p text:style-name="P3">Atkins, A. &amp; Wolfe, C. (Spring, 2003). The Surry Community College Learning Initiative: Creating a Learning-Centered College by Improving Student Engagement Through Critical Thinking, Assessing Learning Outcomes, and Reforming Organizational Culture. Dobson, North Carolina: Surry Community College.</text:p>
      <text:p text:style-name="P3">Atkins, S. &amp; Wolfe, C., (Sept. 2003). Toward a New Way of Thinking and Learning: Becoming a Learning College, League for Innovations in Community Colleges Learning Abstracts, World Wide Web Edition, Vol. 6, No. 9.</text:p>
      <text:p text:style-name="Standard"/>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Meta-Normal" svg:font-family="Meta-Norm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color="#ff0000"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text-properties fo:color="#000000"/>
    </style:style>
    <style:style style:name="Comment_20_Text" style:display-name="Comment Text"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italic" style:font-style-asian="italic"/>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style style:name="WW8Num2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7z2"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Dr. Steve Atkins</meta:initial-creator>
    <meta:creation-date>2005-05-24T07:27:00</meta:creation-date>
    <dc:creator>Dr. Steve Atkins</dc:creator>
    <dc:date>2005-05-24T07:27:00</dc:date>
    <meta:print-date>2005-05-23T11:28:00</meta:print-date>
    <meta:editing-cycles>2</meta:editing-cycles>
    <meta:editing-duration>P15824DT17H31M44S</meta:editing-duration>
    <meta:document-statistic meta:table-count="0" meta:image-count="0" meta:object-count="0" meta:page-count="16" meta:paragraph-count="245" meta:word-count="4783" meta:character-count="32988" meta:non-whitespace-character-count="28262"/>
    <meta:generator>LibreOffice/4.1.4.2$Windows_x86 LibreOffice_project/0a0440ccc0227ad9829de5f46be37cfb6edcf72</meta:generator>
  </office:meta>
</office:document-meta>
</file>